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border-bottom="0.06pt solid #000000" fo:background-color="#e0e0e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ebee" style:text-align-source="fix" style:repeat-content="false" fo:wrap-option="no-wrap" fo:border-left="0.06pt solid #000000" fo:border-right="none" fo:border-top="none" style:vertical-align="middle"/>
      <style:paragraph-properties fo:text-align="end" fo:margin-left="0cm"/>
    </style:style>
    <style:style style:name="ce4" style:family="table-cell" style:parent-style-name="Default">
      <style:table-cell-properties fo:border-bottom="none" fo:background-color="#ffcdd2" style:text-align-source="fix" style:repeat-content="false" fo:wrap-option="no-wrap" fo:border-left="0.06pt solid #000000" fo:border-right="none" fo:border-top="none" style:vertical-align="middle"/>
      <style:paragraph-properties fo:text-align="end" fo:margin-left="0cm"/>
    </style:style>
    <style:style style:name="ce5" style:family="table-cell" style:parent-style-name="Default">
      <style:table-cell-properties fo:border-bottom="0.06pt solid #000000" fo:background-color="#ffebee" style:text-align-source="fix" style:repeat-content="false" fo:wrap-option="no-wrap" fo:border-left="0.06pt solid #000000" fo:border-right="none" fo:border-top="none" style:vertical-align="middle"/>
      <style:paragraph-properties fo:text-align="end" fo:margin-left="0cm"/>
    </style:style>
    <style:style style:name="ce6" style:family="table-cell" style:parent-style-name="Default" style:data-style-name="N11">
      <style:table-cell-properties fo:background-color="#e0e0e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-bottom="none" fo:background-color="#ffebee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 style:data-style-name="N11">
      <style:table-cell-properties fo:border-bottom="none" fo:background-color="#ffcdd2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</style:style>
    <style:style style:name="ce9" style:family="table-cell" style:parent-style-name="Default" style:data-style-name="N11">
      <style:table-cell-properties fo:border-bottom="0.06pt solid #000000" fo:background-color="#ffebee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 table:style-name="Default"/>
          <table:table-cell table:style-name="ce2" office:value-type="string" calcext:value-type="string">
            <text:p>Faixa etária</text:p>
          </table:table-cell>
          <table:table-cell table:style-name="ce6" office:value-type="string" calcext:value-type="string">
            <text:p>Proporção do total de mortes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" office:value-type="string" calcext:value-type="string">
            <text:p>De 0 a 4 anos</text:p>
          </table:table-cell>
          <table:table-cell table:style-name="ce7" office:value-type="percentage" office:value="0.00038" calcext:value-type="percentage">
            <text:p>0,04%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office:value-type="string" calcext:value-type="string">
            <text:p>De 5 a 14 anos</text:p>
          </table:table-cell>
          <table:table-cell table:style-name="ce8" office:value-type="percentage" office:value="0.00031" calcext:value-type="percentage">
            <text:p>0,03%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" office:value-type="string" calcext:value-type="string">
            <text:p>De 15 a 24 anos</text:p>
          </table:table-cell>
          <table:table-cell table:style-name="ce7" office:value-type="percentage" office:value="0.00264" calcext:value-type="percentage">
            <text:p>0,26%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office:value-type="string" calcext:value-type="string">
            <text:p>De 25 a 34 anos</text:p>
          </table:table-cell>
          <table:table-cell table:style-name="ce8" office:value-type="percentage" office:value="0.01112" calcext:value-type="percentage">
            <text:p>1,11%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" office:value-type="string" calcext:value-type="string">
            <text:p>De 35 a 44 anos</text:p>
          </table:table-cell>
          <table:table-cell table:style-name="ce7" office:value-type="percentage" office:value="0.0277" calcext:value-type="percentage">
            <text:p>2,77%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office:value-type="string" calcext:value-type="string">
            <text:p>De 45 a 54 anos</text:p>
          </table:table-cell>
          <table:table-cell table:style-name="ce8" office:value-type="percentage" office:value="0.06675" calcext:value-type="percentage">
            <text:p>6,68%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3" office:value-type="string" calcext:value-type="string">
            <text:p>De 55 a 64 anos</text:p>
          </table:table-cell>
          <table:table-cell table:style-name="ce7" office:value-type="percentage" office:value="0.14701" calcext:value-type="percentage">
            <text:p>14,70%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office:value-type="string" calcext:value-type="string">
            <text:p>De 65 a 74 anos</text:p>
          </table:table-cell>
          <table:table-cell table:style-name="ce8" office:value-type="percentage" office:value="0.22999" calcext:value-type="percentage">
            <text:p>23,00%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" office:value-type="string" calcext:value-type="string">
            <text:p>75 anos ou mais</text:p>
          </table:table-cell>
          <table:table-cell table:style-name="ce9" office:value-type="percentage" office:value="0.51411" calcext:value-type="percentage">
            <text:p>51,41%</text:p>
          </table:table-cell>
          <table:table-cell table:number-columns-repeated="102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4:38:41.363818091</meta:creation-date>
    <dc:date>2022-04-11T14:52:42.799809005</dc:date>
    <meta:editing-duration>PT14M</meta:editing-duration>
    <meta:editing-cycles>3</meta:editing-cycles>
    <meta:generator>LibreOffice/7.2.6.2$Linux_X86_64 LibreOffice_project/20$Build-2</meta:generator>
    <meta:document-statistic meta:table-count="1" meta:cell-count="20" meta:object-count="0"/>
  </office:meta>
</office:document-meta>
</file>